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c7086" officeooo:paragraph-rsid="000c7086"/>
    </style:style>
    <style:style style:name="P2" style:family="paragraph" style:parent-style-name="Standard">
      <style:text-properties fo:font-size="10pt" officeooo:rsid="0014bc08" officeooo:paragraph-rsid="00118a58" style:font-size-asian="10pt" style:font-size-complex="10pt"/>
    </style:style>
    <style:style style:name="P3" style:family="paragraph" style:parent-style-name="Text_20_body">
      <style:paragraph-properties fo:text-align="start" style:justify-single-word="false"/>
      <style:text-properties officeooo:rsid="000c7086" officeooo:paragraph-rsid="000c7086"/>
    </style:style>
    <style:style style:name="P4" style:family="paragraph" style:parent-style-name="Text_20_body">
      <style:paragraph-properties fo:text-align="start" style:justify-single-word="false"/>
      <style:text-properties officeooo:paragraph-rsid="00118a58"/>
    </style:style>
    <style:style style:name="P5" style:family="paragraph" style:parent-style-name="Text_20_body">
      <style:paragraph-properties fo:text-align="start" style:justify-single-word="false"/>
      <style:text-properties officeooo:rsid="0014bc08" officeooo:paragraph-rsid="00118a58"/>
    </style:style>
    <style:style style:name="P6" style:family="paragraph" style:parent-style-name="Text_20_body">
      <style:text-properties officeooo:rsid="0014bc08" officeooo:paragraph-rsid="00118a58"/>
    </style:style>
    <style:style style:name="P7" style:family="paragraph" style:parent-style-name="Text_20_body">
      <style:paragraph-properties fo:text-align="start" style:justify-single-word="false"/>
      <style:text-properties fo:font-size="10pt" officeooo:rsid="0014bc08" officeooo:paragraph-rsid="00118a58" style:font-size-asian="10pt" style:font-size-complex="10pt"/>
    </style:style>
    <style:style style:name="P8" style:family="paragraph" style:parent-style-name="Heading_20_2">
      <style:paragraph-properties fo:text-align="center" style:justify-single-word="false"/>
      <style:text-properties officeooo:rsid="000c7086" officeooo:paragraph-rsid="000c7086"/>
    </style:style>
    <style:style style:name="P9" style:family="paragraph" style:parent-style-name="Heading_20_2">
      <style:text-properties officeooo:rsid="000ce92f" officeooo:paragraph-rsid="000ce92f"/>
    </style:style>
    <style:style style:name="P10" style:family="paragraph" style:parent-style-name="Heading_20_2">
      <style:text-properties officeooo:paragraph-rsid="0014c3a8"/>
    </style:style>
    <style:style style:name="P11" style:family="paragraph" style:parent-style-name="Heading_20_1">
      <style:paragraph-properties fo:text-align="center" style:justify-single-word="false"/>
      <style:text-properties officeooo:rsid="000c7086" officeooo:paragraph-rsid="000c7086"/>
    </style:style>
    <style:style style:name="P12" style:family="paragraph" style:parent-style-name="Text_20_body">
      <style:text-properties officeooo:rsid="00118a58" officeooo:paragraph-rsid="00118a58"/>
    </style:style>
    <style:style style:name="P13" style:family="paragraph" style:parent-style-name="Text_20_body">
      <style:text-properties officeooo:rsid="00118a58" officeooo:paragraph-rsid="0014c3a8"/>
    </style:style>
    <style:style style:name="P14" style:family="paragraph" style:parent-style-name="Text_20_body">
      <style:text-properties officeooo:rsid="00118a58" officeooo:paragraph-rsid="0015b322"/>
    </style:style>
    <style:style style:name="P15" style:family="paragraph" style:parent-style-name="Text_20_body">
      <style:paragraph-properties fo:text-align="start" style:justify-single-word="false"/>
      <style:text-properties officeooo:rsid="000ce92f" officeooo:paragraph-rsid="001221ed"/>
    </style:style>
    <style:style style:name="P16" style:family="paragraph" style:parent-style-name="Text_20_body">
      <style:paragraph-properties fo:text-align="start" style:justify-single-word="false"/>
      <style:text-properties officeooo:paragraph-rsid="001221ed"/>
    </style:style>
    <style:style style:name="P17" style:family="paragraph" style:parent-style-name="Standard">
      <style:text-properties fo:font-size="10pt" officeooo:rsid="0014bc08" officeooo:paragraph-rsid="00118a58" style:font-size-asian="10pt" style:font-size-complex="10pt"/>
    </style:style>
    <style:style style:name="P18" style:family="paragraph" style:parent-style-name="Standard">
      <style:text-properties officeooo:rsid="00118a58" officeooo:paragraph-rsid="00118a58"/>
    </style:style>
    <style:style style:name="T1" style:family="text">
      <style:text-properties officeooo:rsid="00118a58"/>
    </style:style>
    <style:style style:name="T2" style:family="text">
      <style:text-properties officeooo:rsid="0014bc08"/>
    </style:style>
    <style:style style:name="T3" style:family="text">
      <style:text-properties officeooo:rsid="00166e4b"/>
    </style:style>
    <style:style style:name="T4" style:family="text">
      <style:text-properties officeooo:rsid="001bef11"/>
    </style:style>
    <style:style style:name="T5" style:family="text">
      <style:text-properties officeooo:rsid="001c9d98"/>
    </style:style>
    <style:style style:name="T6" style:family="text">
      <style:text-properties officeooo:rsid="001b7418"/>
    </style:style>
    <style:style style:name="T7" style:family="text">
      <style:text-properties officeooo:rsid="001d58a1"/>
    </style:style>
    <style:style style:name="T8" style:family="text">
      <style:text-properties officeooo:rsid="0013373c"/>
    </style:style>
    <style:style style:name="T9" style:family="text">
      <style:text-properties officeooo:rsid="00136d05"/>
    </style:style>
    <style:style style:name="T10" style:family="text">
      <style:text-properties officeooo:rsid="0014c3a8"/>
    </style:style>
    <style:style style:name="T11" style:family="text">
      <style:text-properties officeooo:rsid="0015b322"/>
    </style:style>
    <style:style style:name="T12" style:family="text">
      <style:text-properties officeooo:rsid="00164ce6"/>
    </style:style>
    <style:style style:name="T13" style:family="text">
      <style:text-properties officeooo:rsid="00175d6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_1513325660"/>Ilkka Lehikoinen</text:p>
      <text:p text:style-name="P1">013787637</text:p>
      <text:p text:style-name="P1"/>
      <text:p text:style-name="P1">Aineopintojenharjoitustyö:</text:p>
      <text:p text:style-name="P1">Tietorakenteet ja algoritmit</text:p>
      <text:p text:style-name="Standard"/>
      <text:p text:style-name="Standard"/>
      <text:p text:style-name="Standard"/>
      <text:h text:style-name="P11" text:outline-level="1">Verkon vahvasti yhtenäiset komponentit</text:h>
      <text:h text:style-name="P8" text:outline-level="2">Testausdokumentti</text:h>
      <text:p text:style-name="P3"><text:bookmark-end text:name="__DdeLink__82_1513325660"/></text:p>
      <text:h text:style-name="P10" text:outline-level="2"><text:span text:style-name="T10">Toiminnallisuuden testaus</text:span></text:h>
      <text:p text:style-name="Text_20_body"><text:span text:style-name="T1">Apuluokkien Solmu, Pino, PuuSolmu ja HakuPuu metodit ovat testatut JUnitilla niitä varten tehdyillä testitapauksilla, jotka ottavat huomioon monia erilaisia tapauksia.</text:span></text:p>
      <text:p text:style-name="P4"><text:span text:style-name="T2">Koska algoritmi</text:span><text:span text:style-name="T1">luokkani</text:span><text:span text:style-name="T2"> </text:span><text:span text:style-name="T3">(Kosaraju, Tarjan ja PathBased) </text:span><text:span text:style-name="T2">eivät </text:span><text:span text:style-name="T8">aluksi </text:span><text:span text:style-name="T2">palaut</text:span><text:span text:style-name="T8">taneet mitään, </text:span><text:span text:style-name="T10">joten</text:span><text:span text:style-name="T8"> testasin niiden toiminnan manuaalisesti</text:span><text:span text:style-name="T2"> </text:span><text:span text:style-name="T8">seuraavassa kuvatulla tavalla.</text:span></text:p>
      <text:p text:style-name="P5">Olen eri lähtestä kopioinut kolme suunnattua kahdeksan solmun verkkoa, joiden vahvasti yhtenäiset komponentit on tunnettu.</text:p>
      <text:section text:style-name="Sect1" text:name="Osa1">
        <text:p text:style-name="P2">{0,1,4},{2},{3,7},{5,6}</text:p>
        <text:p text:style-name="P2">static int[][] esim1 = new int[][] {</text:p>
        <text:p text:style-name="P2"><text:s text:c="8"/>{0, 0, 0, 0, 1, 0, 0, 0},</text:p>
        <text:p text:style-name="P2"><text:s text:c="8"/>{1, 0, 0, 0, 0, 0, 0, 0},</text:p>
        <text:p text:style-name="P2"><text:s text:c="8"/>{0, 1, 0, 0, 0, 0, 1, 0},</text:p>
        <text:p text:style-name="P2"><text:s text:c="8"/>{0, 0, 1, 0, 0, 0, 0, 1},</text:p>
        <text:p text:style-name="P2"><text:s text:c="8"/>{1, 1, 0, 0, 0, 0, 0, 0},</text:p>
        <text:p text:style-name="P2"><text:s text:c="8"/>{0, 1, 0, 0, 1, 0, 1, 0},</text:p>
        <text:p text:style-name="P2"><text:s text:c="8"/>{0, 0, 0, 0, 0, 1, 0, 0},</text:p>
        <text:p text:style-name="P2"><text:s text:c="8"/>{0, 0, 0, 1, 0, 0, 1, 0}};</text:p>
        <text:p text:style-name="P7"/>
        <text:p text:style-name="P2">{0,1,4},{2,3},{5,6},{7}</text:p>
        <text:p text:style-name="P2">static int[][] esim2 = new int[][] {</text:p>
        <text:p text:style-name="P2"><text:s text:c="8"/>{0, 1, 0, 0, 0, 0, 0, 0},</text:p>
        <text:p text:style-name="P2"><text:s text:c="8"/>{0, 0, 1, 0, 1, 0, 0, 0},</text:p>
        <text:p text:style-name="P2"><text:s text:c="8"/>{0, 0, 0, 1, 0, 0, 1, 0},</text:p>
        <text:p text:style-name="P2"><text:s text:c="8"/>{0, 0, 1, 0, 0, 0, 0, 1},</text:p>
        <text:p text:style-name="P2"><text:s text:c="8"/>{1, 0, 0, 0, 0, 1, 0, 0},</text:p>
        <text:p text:style-name="P2"><text:s text:c="8"/>{0, 0, 0, 0, 0, 0, 1, 0},</text:p>
        <text:p text:style-name="P2"><text:s text:c="8"/>{0, 0, 0, 0, 0, 1, 0, 1},</text:p>
        <text:p text:style-name="P2"><text:s text:c="8"/>{0, 0, 0, 0, 0, 0, 0, 1}}; </text:p>
        <text:p text:style-name="P7"/>
        <text:p text:style-name="P2">{0,1,4},{2,3},{5,6},{7}</text:p>
        <text:p text:style-name="P2">static int[][] esim3 = new int[][] {</text:p>
        <text:p text:style-name="P2"><text:s text:c="8"/>{0, 0, 0, 0, 1, 0, 0, 0},</text:p>
        <text:p text:style-name="P2"><text:s text:c="8"/>{1, 0, 0, 0, 0, 0, 0, 0},</text:p>
        <text:p text:style-name="P2"><text:s text:c="8"/>{0, 0, 0, 1, 0, 0, 0, 0},</text:p>
        <text:p text:style-name="P2"><text:s text:c="8"/>{0, 0, 1, 0, 0, 0, 0, 0},</text:p>
        <text:p text:style-name="P2"><text:s text:c="8"/>{0, 1, 0, 0, 0, 0, 0, 0},</text:p>
        <text:p text:style-name="P2"><text:s text:c="8"/>{0, 1, 0, 0, 0, 0, 1, 0},</text:p>
        <text:p text:style-name="P2"><text:s text:c="8"/>{0, 0, 1, 0, 0, 1, 0, 0},</text:p>
        <text:p text:style-name="P2"><text:s text:c="8"/>{0, 0, 0, 1, 0, 0, 1, 1}};</text:p>
      </text:section>
      <text:p text:style-name="P18">Algoritmiluokkien testauksessa käytettyjä vierusmatriiseja.</text:p>
      <text:p text:style-name="P18"/>
      <text:p text:style-name="P6">Näitä verkkoja olen käyttänyt syötteenä kullekin algoritmille ja todennut että ne antavat oikean vastauksen. </text:p>
      <text:p text:style-name="P6"><text:span text:style-name="T8">Koska algoritmit suorittavat samaan tehtävää voidaan niiden tuloksia verrata toisiinsa, jolloin hava</text:span><text:span text:style-name="T9">i</text:span><text:span text:style-name="T8">taan, jos jo</text:span><text:span text:style-name="T9">ssakin</text:span><text:span text:style-name="T8"> algoritmi</text:span><text:span text:style-name="T9">ssa</text:span><text:span text:style-name="T8"> on virhe. Tätä ominaisuutta olen käyttänyt hyväksi ja</text:span> generoinut erikokoisia ja -tiheyk<text:span text:style-name="T13">si</text:span>siä satunnaisia <text:span text:style-name="T8">suunnattuja </text:span>verkkoja ja todennut, että kukin algoritmi antaa vahvasti yhtenäiset komponentit, joissa jokainen solmu esiintyy jossakin komponentissa ja kukin solmu esiintyy ainoastaan yhdessä komponentissa. Lisäksi olen verrannut algoritmien antamaa vastausta toisiinsa ja todennut, että kaikki kolme algoritmia antaa samalle verkolle samat vahvasti yhtenäiset komponentit. </text:p>
      <text:p text:style-name="P12">Tämän perusteella olen varma, että kaikki kolme algoritmia löytävät suunnatusta verkosta sen vahvasti yhtenäiset komponentit.</text:p>
      <text:p text:style-name="P12">Nyt kun algoritmiluokat ja osa niiden metodeista palauttavat merkkijonoja <text:span text:style-name="T9">(String),</text:span> niin <text:span text:style-name="T11">kaikille </text:span>luokill<text:span text:style-name="T11">e</text:span> on automaattisia JUnit-testejä.</text:p>
      <text:h text:style-name="P10" text:outline-level="2"><text:soft-page-break/><text:span text:style-name="T10">Suorituskyvyn testaus</text:span></text:h>
      <text:p text:style-name="P13"><text:span text:style-name="T10">Algoritmeille syötettiin useita suunnattuja verkkoja, joissa solmujen määrät vaihteli yhdestä 5000:een ja tiheydet 0.05-0.020. Koska käyttöjärjestelmä tai muut ohjelmat saattavat vaatia prosessorilta toiminta-aikaa kesken algoritmien testauksen, on ollut tarpeen mitata samankaltaisilla verkoilla useita kertoja ja sitten keskiarvoistaa tulokset.</text:span></text:p>
      <text:p text:style-name="P14"><text:span text:style-name="T11">Tuloksista (Kuva 1.) nähdään että Kosaraju on testattuista algoritmeista nopein ja saavuttaa ennakolta odotettavan aikavaativuuden O(n²), kun se sijaan algoritmien Tarjan ja PathBased aikavaativuudet lähentelevät kuutiollista O(n³).</text:span></text:p>
      <text:p text:style-name="P13"><draw:frame draw:style-name="fr1" draw:name="Objekti1" text:anchor-type="paragraph" svg:width="5.5236in" svg:height="2.6528in" draw:z-index="0"><draw:object xlink:href="./Object 1" xlink:type="simple" xlink:show="embed" xlink:actuate="onLoad"/><draw:image xlink:href="./ObjectReplacements/Object 1" xlink:type="simple" xlink:show="embed" xlink:actuate="onLoad"/></draw:frame><text:span text:style-name="T10">Kuva 1. Algoritmien vertailu verkon tiheydellä 0.2. (Arvot keskiarvoja, n=10)</text:span></text:p>
      <text:p text:style-name="P14"><draw:frame draw:style-name="fr2" draw:name="Objekti2" text:anchor-type="paragraph" svg:x="0.7043in" svg:y="0.6772in" svg:width="5.211in" svg:height="2.1728in" draw:z-index="1"><draw:object xlink:href="./Object 2" xlink:type="simple" xlink:show="embed" xlink:actuate="onLoad"/><draw:image xlink:href="./ObjectReplacements/Object 2" xlink:type="simple" xlink:show="embed" xlink:actuate="onLoad"/></draw:frame><text:span text:style-name="T11">Kosarajun algoritmi on suhteellisen immuuni kaarien lukumäärälle, mutta sen sijaan sekä Tarjan että PathBased algoritmien suoritusnopeudet ovat selvästi lineaarisesti riippuvia verkon kaarien määrästä.</text:span></text:p>
      <text:p text:style-name="P13"><text:span text:style-name="T10">Kuva 2. PathBased algoritmin suoritusnopeuden riippuvuus verkon kaarien lukumäärästä. (Arvot keskiarvoja, n=5)</text:span></text:p>
      <text:h text:style-name="Heading_20_2" text:outline-level="2">Integrointi<text:span text:style-name="T11">-</text:span> <text:span text:style-name="T11">ja regressio</text:span>testaus</text:h>
      <text:p text:style-name="P12">VYK-luokassa manuaalisesti tehtyjä verkkoja ja generoituja satunnaisverkkoja on annettu kullekin algoritmiluokalle, ja nämä ovat kaikki palauttaneet samat vahvasti yhtenäiset komponentit. <text:span text:style-name="T11">Koska algoritmit suorittavat samaa tehtävää, niin niiden tuloksia voidaan verrata toisiinsa. Näin, etenkin silloin jos johonkin algoritmiin tehdään muutoksia, voidaan testata että muutettu algoritmi edelleen palauttaa samat vahvasti yhtenäiset komponentit kuin aiemmin oikein toimivat algori</text:span><text:span text:style-name="T12">t</text:span><text:span text:style-name="T11">mit.</text:span></text:p>
      <text:p text:style-name="Standard"/>
      <text:p text:style-name="Standard"/>
      <text:p text:style-name="Standard"><text:soft-page-break/></text:p>
      <text:h text:style-name="P9" text:outline-level="2">Lähteet:</text:h>
      <text:p text:style-name="P16"><text:span text:style-name="T6">[1] </text:span><text:span text:style-name="T4">Introduction to Algorithms 3rd ed. T.H. </text:span><text:span text:style-name="T6">Corm</text:span><text:span text:style-name="T10">e</text:span><text:span text:style-name="T6">n, </text:span><text:span text:style-name="T4">C.E. Leiserson, R.L. Rivest, C. Stein. The MIT Press 2009. </text:span></text:p>
      <text:p text:style-name="P16"><text:span text:style-name="T6">[2] Luentomonisteet: </text:span><text:span text:style-name="T7">http://www.cs.helsinki.fi/u/floreen/tira2013/tira.pdf</text:span></text:p>
      <text:p text:style-name="P16"><text:span text:style-name="T4">[3] Tarjan: </text:span><text:span text:style-name="T5">http://en.wikipedia.org/wiki/Tarjan%27s_strongly_connected_components_algorithm</text:span></text:p>
      <text:p text:style-name="P15"><text:span text:style-name="T4">[4] PathBased: </text:span><text:span text:style-name="T5">http://en.wikipedia.org/wiki/Path-based_strong_component_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7:19</meta:creation-date>
    <dc:date>2013-06-16T22:39:07</dc:date>
    <meta:editing-duration>PT2H18M20S</meta:editing-duration>
    <meta:editing-cycles>10</meta:editing-cycles>
    <meta:generator>LibreOffice/3.6$Linux_x86 LibreOffice_project/360m1$Build-2</meta:generator>
    <meta:document-statistic meta:table-count="0" meta:image-count="0" meta:object-count="2" meta:page-count="3" meta:paragraph-count="58" meta:word-count="662" meta:character-count="4497" meta:non-whitespace-character-count="43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29cm" svg:height="6.737cm" xlink:href="." xlink:type="simple" chart:class="chart:scatter" chart:style-name="ch1">
        <chart:legend chart:legend-position="end" svg:x="10.992cm" svg:y="2.571cm" style:legend-expansion="high" chart:style-name="ch2"/>
        <chart:plot-area chart:style-name="ch3" chart:data-source-has-labels="both" svg:x="1.291cm" svg:y="0.671cm" svg:width="9.141cm" svg:height="4.951cm">
          <chartooo:coordinate-region svg:x="3.024cm" svg:y="0.87cm" svg:width="7.036cm" svg:height="4.105cm"/>
          <chart:axis chart:dimension="x" chart:name="primary-x" chart:style-name="ch4" chartooo:axis-type="auto">
            <chart:title svg:x="5.208cm" svg:y="5.756cm" chart:style-name="ch5">
              <text:p>Solmuja</text:p>
            </chart:title>
            <chart:categories table:cell-range-address="local-table.$A$2:.$A$13"/>
          </chart:axis>
          <chart:axis chart:dimension="y" chart:name="primary-y" chart:style-name="ch4">
            <chart:title svg:x="0.451cm" svg:y="3.375cm" chart:style-name="ch6">
              <text:p>us</text:p>
            </chart:title>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osaraju</text:p>
              </table:table-cell>
              <table:table-cell office:value-type="string">
                <text:p>Tarjan</text:p>
              </table:table-cell>
              <table:table-cell office:value-type="string">
                <text:p>PathBased</text:p>
              </table:table-cell>
            </table:table-row>
          </table:table-header-rows>
          <table:table-rows>
            <table:table-row>
              <table:table-cell office:value-type="string">
                <text:p>1</text:p>
              </table:table-cell>
              <table:table-cell office:value-type="float" office:value="1">
                <text:p>1</text:p>
              </table:table-cell>
              <table:table-cell office:value-type="float" office:value="29.2">
                <text:p>29.2</text:p>
              </table:table-cell>
              <table:table-cell office:value-type="float" office:value="24">
                <text:p>24</text:p>
              </table:table-cell>
              <table:table-cell office:value-type="float" office:value="29.8">
                <text:p>29.8</text:p>
              </table:table-cell>
            </table:table-row>
            <table:table-row>
              <table:table-cell office:value-type="string">
                <text:p>2</text:p>
              </table:table-cell>
              <table:table-cell office:value-type="float" office:value="2">
                <text:p>2</text:p>
              </table:table-cell>
              <table:table-cell office:value-type="float" office:value="46.4">
                <text:p>46.4</text:p>
              </table:table-cell>
              <table:table-cell office:value-type="float" office:value="45.2">
                <text:p>45.2</text:p>
              </table:table-cell>
              <table:table-cell office:value-type="float" office:value="49.8">
                <text:p>49.8</text:p>
              </table:table-cell>
            </table:table-row>
            <table:table-row>
              <table:table-cell office:value-type="string">
                <text:p>3</text:p>
              </table:table-cell>
              <table:table-cell office:value-type="float" office:value="5">
                <text:p>5</text:p>
              </table:table-cell>
              <table:table-cell office:value-type="float" office:value="109.2">
                <text:p>109.2</text:p>
              </table:table-cell>
              <table:table-cell office:value-type="float" office:value="93.6">
                <text:p>93.6</text:p>
              </table:table-cell>
              <table:table-cell office:value-type="float" office:value="107">
                <text:p>107</text:p>
              </table:table-cell>
            </table:table-row>
            <table:table-row>
              <table:table-cell office:value-type="string">
                <text:p>4</text:p>
              </table:table-cell>
              <table:table-cell office:value-type="float" office:value="10">
                <text:p>10</text:p>
              </table:table-cell>
              <table:table-cell office:value-type="float" office:value="238.6">
                <text:p>238.6</text:p>
              </table:table-cell>
              <table:table-cell office:value-type="float" office:value="176.4">
                <text:p>176.4</text:p>
              </table:table-cell>
              <table:table-cell office:value-type="float" office:value="210.4">
                <text:p>210.4</text:p>
              </table:table-cell>
            </table:table-row>
            <table:table-row>
              <table:table-cell office:value-type="string">
                <text:p>5</text:p>
              </table:table-cell>
              <table:table-cell office:value-type="float" office:value="20">
                <text:p>20</text:p>
              </table:table-cell>
              <table:table-cell office:value-type="float" office:value="392">
                <text:p>392</text:p>
              </table:table-cell>
              <table:table-cell office:value-type="float" office:value="406.2">
                <text:p>406.2</text:p>
              </table:table-cell>
              <table:table-cell office:value-type="float" office:value="536.2">
                <text:p>536.2</text:p>
              </table:table-cell>
            </table:table-row>
            <table:table-row>
              <table:table-cell office:value-type="string">
                <text:p>6</text:p>
              </table:table-cell>
              <table:table-cell office:value-type="float" office:value="50">
                <text:p>50</text:p>
              </table:table-cell>
              <table:table-cell office:value-type="float" office:value="1213.2">
                <text:p>1213.2</text:p>
              </table:table-cell>
              <table:table-cell office:value-type="float" office:value="1475.8">
                <text:p>1475.8</text:p>
              </table:table-cell>
              <table:table-cell office:value-type="float" office:value="1461.2">
                <text:p>1461.2</text:p>
              </table:table-cell>
            </table:table-row>
            <table:table-row>
              <table:table-cell office:value-type="string">
                <text:p>7</text:p>
              </table:table-cell>
              <table:table-cell office:value-type="float" office:value="100">
                <text:p>100</text:p>
              </table:table-cell>
              <table:table-cell office:value-type="float" office:value="2213.2">
                <text:p>2213.2</text:p>
              </table:table-cell>
              <table:table-cell office:value-type="float" office:value="1539.6">
                <text:p>1539.6</text:p>
              </table:table-cell>
              <table:table-cell office:value-type="float" office:value="1349.4">
                <text:p>1349.4</text:p>
              </table:table-cell>
            </table:table-row>
            <table:table-row>
              <table:table-cell office:value-type="string">
                <text:p>8</text:p>
              </table:table-cell>
              <table:table-cell office:value-type="float" office:value="200">
                <text:p>200</text:p>
              </table:table-cell>
              <table:table-cell office:value-type="float" office:value="2729.8">
                <text:p>2729.8</text:p>
              </table:table-cell>
              <table:table-cell office:value-type="float" office:value="3567.8">
                <text:p>3567.8</text:p>
              </table:table-cell>
              <table:table-cell office:value-type="float" office:value="13193.6">
                <text:p>13193.6</text:p>
              </table:table-cell>
            </table:table-row>
            <table:table-row>
              <table:table-cell office:value-type="string">
                <text:p>9</text:p>
              </table:table-cell>
              <table:table-cell office:value-type="float" office:value="500">
                <text:p>500</text:p>
              </table:table-cell>
              <table:table-cell office:value-type="float" office:value="14167.4">
                <text:p>14167.4</text:p>
              </table:table-cell>
              <table:table-cell office:value-type="float" office:value="26977.2">
                <text:p>26977.2</text:p>
              </table:table-cell>
              <table:table-cell office:value-type="float" office:value="27181.6">
                <text:p>27181.6</text:p>
              </table:table-cell>
            </table:table-row>
            <table:table-row>
              <table:table-cell office:value-type="string">
                <text:p>10</text:p>
              </table:table-cell>
              <table:table-cell office:value-type="float" office:value="1000">
                <text:p>1000</text:p>
              </table:table-cell>
              <table:table-cell office:value-type="float" office:value="51241.4">
                <text:p>51241.4</text:p>
              </table:table-cell>
              <table:table-cell office:value-type="float" office:value="181316.4">
                <text:p>181316.4</text:p>
              </table:table-cell>
              <table:table-cell office:value-type="float" office:value="220445.2">
                <text:p>220445.2</text:p>
              </table:table-cell>
            </table:table-row>
            <table:table-row>
              <table:table-cell office:value-type="string">
                <text:p>11</text:p>
              </table:table-cell>
              <table:table-cell office:value-type="float" office:value="2000">
                <text:p>2000</text:p>
              </table:table-cell>
              <table:table-cell office:value-type="float" office:value="229358.6">
                <text:p>229358.6</text:p>
              </table:table-cell>
              <table:table-cell office:value-type="float" office:value="1357479.8">
                <text:p>1357479.8</text:p>
              </table:table-cell>
              <table:table-cell office:value-type="float" office:value="2064689.2">
                <text:p>2064689.2</text:p>
              </table:table-cell>
            </table:table-row>
            <table:table-row>
              <table:table-cell office:value-type="string">
                <text:p>12</text:p>
              </table:table-cell>
              <table:table-cell office:value-type="float" office:value="5000">
                <text:p>5000</text:p>
              </table:table-cell>
              <table:table-cell office:value-type="float" office:value="1592811.2">
                <text:p>1592811.2</text:p>
              </table:table-cell>
              <table:table-cell office:value-type="float" office:value="20061834.2">
                <text:p>20061834.2</text:p>
              </table:table-cell>
              <table:table-cell office:value-type="float" office:value="28310097">
                <text:p>283100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235cm" svg:height="5.518cm" xlink:href="." xlink:type="simple" chart:class="chart:scatter" chart:style-name="ch1">
        <chart:legend chart:legend-position="end" svg:x="11.23cm" svg:y="1.713cm" style:legend-expansion="high" chart:style-name="ch2"/>
        <chart:plot-area chart:style-name="ch3" chart:data-source-has-labels="both" svg:x="1.275cm" svg:y="0.575cm" svg:width="9.427cm" svg:height="3.852cm">
          <chartooo:coordinate-region svg:x="3.008cm" svg:y="0.774cm" svg:width="7.322cm" svg:height="3.006cm"/>
          <chart:axis chart:dimension="x" chart:name="primary-x" chart:style-name="ch4" chartooo:axis-type="auto">
            <chart:title svg:x="5.335cm" svg:y="4.537cm" chart:style-name="ch5">
              <text:p>Solmuja</text:p>
            </chart:title>
            <chart:categories table:cell-range-address="local-table.$A$2:.$A$13"/>
          </chart:axis>
          <chart:axis chart:dimension="y" chart:name="primary-y" chart:style-name="ch4">
            <chart:title svg:x="0.451cm" svg:y="2.73cm" chart:style-name="ch6">
              <text:p>us</text:p>
            </chart:title>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series chart:style-name="ch11" chart:values-cell-range-address="local-table.$F$2:.$F$13" chart:label-cell-address="local-table.$F$1" chart:class="chart:scatter">
            <chart:data-point chart:repeated="1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05</text:p>
              </table:table-cell>
              <table:table-cell office:value-type="string">
                <text:p>0.1</text:p>
              </table:table-cell>
              <table:table-cell office:value-type="string">
                <text:p>0.15</text:p>
              </table:table-cell>
              <table:table-cell office:value-type="string">
                <text:p>0.2</text:p>
              </table:table-cell>
            </table:table-row>
          </table:table-header-rows>
          <table:table-rows>
            <table:table-row>
              <table:table-cell office:value-type="string">
                <text:p>1</text:p>
              </table:table-cell>
              <table:table-cell office:value-type="float" office:value="1">
                <text:p>1</text:p>
              </table:table-cell>
              <table:table-cell office:value-type="float" office:value="33.4">
                <text:p>33.4</text:p>
              </table:table-cell>
              <table:table-cell office:value-type="float" office:value="31.3">
                <text:p>31.3</text:p>
              </table:table-cell>
              <table:table-cell office:value-type="float" office:value="29.4">
                <text:p>29.4</text:p>
              </table:table-cell>
              <table:table-cell office:value-type="float" office:value="29.8">
                <text:p>29.8</text:p>
              </table:table-cell>
            </table:table-row>
            <table:table-row>
              <table:table-cell office:value-type="string">
                <text:p>2</text:p>
              </table:table-cell>
              <table:table-cell office:value-type="float" office:value="2">
                <text:p>2</text:p>
              </table:table-cell>
              <table:table-cell office:value-type="float" office:value="51">
                <text:p>51</text:p>
              </table:table-cell>
              <table:table-cell office:value-type="float" office:value="48.9">
                <text:p>48.9</text:p>
              </table:table-cell>
              <table:table-cell office:value-type="float" office:value="49.4">
                <text:p>49.4</text:p>
              </table:table-cell>
              <table:table-cell office:value-type="float" office:value="49.8">
                <text:p>49.8</text:p>
              </table:table-cell>
            </table:table-row>
            <table:table-row>
              <table:table-cell office:value-type="string">
                <text:p>3</text:p>
              </table:table-cell>
              <table:table-cell office:value-type="float" office:value="5">
                <text:p>5</text:p>
              </table:table-cell>
              <table:table-cell office:value-type="float" office:value="125.8">
                <text:p>125.8</text:p>
              </table:table-cell>
              <table:table-cell office:value-type="float" office:value="112.9">
                <text:p>112.9</text:p>
              </table:table-cell>
              <table:table-cell office:value-type="float" office:value="112.4">
                <text:p>112.4</text:p>
              </table:table-cell>
              <table:table-cell office:value-type="float" office:value="107">
                <text:p>107</text:p>
              </table:table-cell>
            </table:table-row>
            <table:table-row>
              <table:table-cell office:value-type="string">
                <text:p>4</text:p>
              </table:table-cell>
              <table:table-cell office:value-type="float" office:value="10">
                <text:p>10</text:p>
              </table:table-cell>
              <table:table-cell office:value-type="float" office:value="198">
                <text:p>198</text:p>
              </table:table-cell>
              <table:table-cell office:value-type="float" office:value="203.9">
                <text:p>203.9</text:p>
              </table:table-cell>
              <table:table-cell office:value-type="float" office:value="233.6">
                <text:p>233.6</text:p>
              </table:table-cell>
              <table:table-cell office:value-type="float" office:value="210.4">
                <text:p>210.4</text:p>
              </table:table-cell>
            </table:table-row>
            <table:table-row>
              <table:table-cell office:value-type="string">
                <text:p>5</text:p>
              </table:table-cell>
              <table:table-cell office:value-type="float" office:value="20">
                <text:p>20</text:p>
              </table:table-cell>
              <table:table-cell office:value-type="float" office:value="428.2">
                <text:p>428.2</text:p>
              </table:table-cell>
              <table:table-cell office:value-type="float" office:value="416.6">
                <text:p>416.6</text:p>
              </table:table-cell>
              <table:table-cell office:value-type="float" office:value="440.4">
                <text:p>440.4</text:p>
              </table:table-cell>
              <table:table-cell office:value-type="float" office:value="536.2">
                <text:p>536.2</text:p>
              </table:table-cell>
            </table:table-row>
            <table:table-row>
              <table:table-cell office:value-type="string">
                <text:p>6</text:p>
              </table:table-cell>
              <table:table-cell office:value-type="float" office:value="50">
                <text:p>50</text:p>
              </table:table-cell>
              <table:table-cell office:value-type="float" office:value="1383.4">
                <text:p>1383.4</text:p>
              </table:table-cell>
              <table:table-cell office:value-type="float" office:value="1446.9">
                <text:p>1446.9</text:p>
              </table:table-cell>
              <table:table-cell office:value-type="float" office:value="1509.8">
                <text:p>1509.8</text:p>
              </table:table-cell>
              <table:table-cell office:value-type="float" office:value="1461.2">
                <text:p>1461.2</text:p>
              </table:table-cell>
            </table:table-row>
            <table:table-row>
              <table:table-cell office:value-type="string">
                <text:p>7</text:p>
              </table:table-cell>
              <table:table-cell office:value-type="float" office:value="100">
                <text:p>100</text:p>
              </table:table-cell>
              <table:table-cell office:value-type="float" office:value="1302.4">
                <text:p>1302.4</text:p>
              </table:table-cell>
              <table:table-cell office:value-type="float" office:value="1345.8">
                <text:p>1345.8</text:p>
              </table:table-cell>
              <table:table-cell office:value-type="float" office:value="1332.6">
                <text:p>1332.6</text:p>
              </table:table-cell>
              <table:table-cell office:value-type="float" office:value="1349.4">
                <text:p>1349.4</text:p>
              </table:table-cell>
            </table:table-row>
            <table:table-row>
              <table:table-cell office:value-type="string">
                <text:p>8</text:p>
              </table:table-cell>
              <table:table-cell office:value-type="float" office:value="200">
                <text:p>200</text:p>
              </table:table-cell>
              <table:table-cell office:value-type="float" office:value="3749.2">
                <text:p>3749.2</text:p>
              </table:table-cell>
              <table:table-cell office:value-type="float" office:value="4046.6">
                <text:p>4046.6</text:p>
              </table:table-cell>
              <table:table-cell office:value-type="float" office:value="4564.4">
                <text:p>4564.4</text:p>
              </table:table-cell>
              <table:table-cell office:value-type="float" office:value="13193.6">
                <text:p>13193.6</text:p>
              </table:table-cell>
            </table:table-row>
            <table:table-row>
              <table:table-cell office:value-type="string">
                <text:p>9</text:p>
              </table:table-cell>
              <table:table-cell office:value-type="float" office:value="500">
                <text:p>500</text:p>
              </table:table-cell>
              <table:table-cell office:value-type="float" office:value="10466.6">
                <text:p>10466.6</text:p>
              </table:table-cell>
              <table:table-cell office:value-type="float" office:value="16052.9">
                <text:p>16052.9</text:p>
              </table:table-cell>
              <table:table-cell office:value-type="float" office:value="22100">
                <text:p>22100</text:p>
              </table:table-cell>
              <table:table-cell office:value-type="float" office:value="27181.6">
                <text:p>27181.6</text:p>
              </table:table-cell>
            </table:table-row>
            <table:table-row>
              <table:table-cell office:value-type="string">
                <text:p>10</text:p>
              </table:table-cell>
              <table:table-cell office:value-type="float" office:value="1000">
                <text:p>1000</text:p>
              </table:table-cell>
              <table:table-cell office:value-type="float" office:value="66807.6">
                <text:p>66807.6</text:p>
              </table:table-cell>
              <table:table-cell office:value-type="float" office:value="115937">
                <text:p>115937</text:p>
              </table:table-cell>
              <table:table-cell office:value-type="float" office:value="164053.8">
                <text:p>164053.8</text:p>
              </table:table-cell>
              <table:table-cell office:value-type="float" office:value="220445.2">
                <text:p>220445.2</text:p>
              </table:table-cell>
            </table:table-row>
            <table:table-row>
              <table:table-cell office:value-type="string">
                <text:p>11</text:p>
              </table:table-cell>
              <table:table-cell office:value-type="float" office:value="2000">
                <text:p>2000</text:p>
              </table:table-cell>
              <table:table-cell office:value-type="float" office:value="564081.4">
                <text:p>564081.4</text:p>
              </table:table-cell>
              <table:table-cell office:value-type="float" office:value="1058359">
                <text:p>1058359</text:p>
              </table:table-cell>
              <table:table-cell office:value-type="float" office:value="1553145">
                <text:p>1553145</text:p>
              </table:table-cell>
              <table:table-cell office:value-type="float" office:value="2064689.2">
                <text:p>2064689.2</text:p>
              </table:table-cell>
            </table:table-row>
            <table:table-row>
              <table:table-cell office:value-type="string">
                <text:p>12</text:p>
              </table:table-cell>
              <table:table-cell office:value-type="float" office:value="5000">
                <text:p>5000</text:p>
              </table:table-cell>
              <table:table-cell office:value-type="float" office:value="8911274.2">
                <text:p>8911274.2</text:p>
              </table:table-cell>
              <table:table-cell office:value-type="float" office:value="17416979.9">
                <text:p>17416979.9</text:p>
              </table:table-cell>
              <table:table-cell office:value-type="float" office:value="25948553.4">
                <text:p>25948553.4</text:p>
              </table:table-cell>
              <table:table-cell office:value-type="float" office:value="28310097">
                <text:p>283100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